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1f186a" officeooo:paragraph-rsid="001f186a"/>
    </style:style>
    <style:style style:name="P2" style:family="paragraph" style:parent-style-name="Text_20_body" style:list-style-name="L3">
      <style:paragraph-properties fo:text-align="justify" style:justify-single-word="false"/>
      <style:text-properties officeooo:rsid="001f700d" officeooo:paragraph-rsid="001f700d"/>
    </style:style>
    <style:style style:name="P3" style:family="paragraph" style:parent-style-name="Text_20_body" style:list-style-name="L3">
      <style:paragraph-properties fo:text-align="justify" style:justify-single-word="false"/>
      <style:text-properties officeooo:paragraph-rsid="001f78a9"/>
    </style:style>
    <style:style style:name="P4" style:family="paragraph" style:parent-style-name="Text_20_body">
      <style:paragraph-properties fo:text-align="justify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Text_20_body" style:list-style-name="L6">
      <style:paragraph-properties fo:text-align="justify" style:justify-single-word="false"/>
      <style:text-properties style:font-name="Liberation Serif" fo:font-size="12pt" officeooo:paragraph-rsid="001f78a9" style:font-size-asian="12pt" style:font-size-complex="12pt"/>
    </style:style>
    <style:style style:name="P6" style:family="paragraph" style:parent-style-name="Text_20_body" style:list-style-name="L6">
      <style:paragraph-properties fo:text-align="justify" style:justify-single-word="false"/>
      <style:text-properties style:font-name="Liberation Serif" fo:font-size="12pt" officeooo:rsid="001f78a9" officeooo:paragraph-rsid="001f78a9" style:font-size-asian="12pt" style:font-size-complex="12pt"/>
    </style:style>
    <style:style style:name="P7" style:family="paragraph" style:parent-style-name="Heading_20_3">
      <style:paragraph-properties fo:text-align="justify" style:justify-single-word="false"/>
    </style:style>
    <style:style style:name="T1" style:family="text">
      <style:text-properties officeooo:rsid="001f186a"/>
    </style:style>
    <style:style style:name="T2" style:family="text">
      <style:text-properties officeooo:rsid="001f700d"/>
    </style:style>
    <style:style style:name="T3" style:family="text">
      <style:text-properties officeooo:rsid="001f78a9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f78a9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officeooo:rsid="001f78a9" style:text-blinking="false" fo:background-color="transparent" loext:char-shading-value="0" style:font-style-asian="italic" style:font-style-complex="italic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 style:font-style-asian="italic" style:font-weight-asian="normal" style:font-style-complex="italic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normal" officeooo:rsid="001f78a9" style:text-blinking="false" fo:background-color="transparent" loext:char-shading-value="0"/>
    </style:style>
    <style:style style:name="T13" style:family="text">
      <style:text-properties fo:font-variant="normal" fo:text-transform="none" fo:color="#000000" style:text-line-through-style="none" style:text-line-through-type="none" fo:font-size="11pt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14" style:family="text">
      <style:text-properties fo:font-variant="normal" fo:text-transform="none" fo:color="#000000" style:text-line-through-style="none" style:text-line-through-type="none" fo:font-size="11pt" fo:font-style="italic" style:text-underline-style="none" fo:font-weight="normal" officeooo:rsid="001f78a9" style:text-blinking="false" fo:background-color="transparent" loext:char-shading-value="0" style:font-style-asian="italic" style:font-style-complex="italic"/>
    </style:style>
    <style:style style:name="T15" style:family="text">
      <style:text-properties fo:font-variant="normal" fo:text-transform="none" fo:color="#000000" style:text-line-through-style="none" style:text-line-through-type="none" fo:font-size="11pt" fo:font-style="italic" style:text-underline-style="none" fo:font-weight="normal" style:text-blinking="false" fo:background-color="transparent" loext:char-shading-value="0" style:font-style-asian="italic" style:font-weight-asian="normal" style:font-style-complex="italic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f78a9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style-complex="italic"/>
    </style:style>
    <style:style style:name="T19" style:family="text">
      <style:text-properties fo:font-variant="normal" fo:text-transform="none" fo:color="#000000" style:text-line-through-style="none" style:text-line-through-type="none" fo:font-style="italic" style:text-underline-style="none" fo:font-weight="normal" officeooo:rsid="001f78a9" style:text-blinking="false" fo:background-color="transparent" loext:char-shading-value="0" style:font-style-asian="italic" style:font-style-complex="italic"/>
    </style:style>
    <style:style style:name="T20" style:family="text">
      <style:text-properties fo:font-variant="normal" fo:text-transform="none" fo:color="#000000" style:text-line-through-style="none" style:text-line-through-type="none" fo:font-style="italic" style:text-underline-style="none" fo:font-weight="normal" style:text-blinking="false" fo:background-color="transparent" loext:char-shading-value="0" style:font-style-asian="italic" style:font-weight-asian="normal" style:font-style-complex="italic" style:font-weight-complex="normal"/>
    </style:style>
    <style:style style:name="T21" style:family="text">
      <style:text-properties officeooo:rsid="002078f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EMS-EDS demo</text:h>
      <text:p text:style-name="P1">In this demo we combine the <text:span text:style-name="T3">capabilities</text:span> of the EDS in terms of emulating IoT devices and their behavior <text:span text:style-name="T21">as well as</text:span> the EMS capabilities of expressing rich tests concisely.</text:p>
      <text:h text:style-name="P7" text:outline-level="3">Overview</text:h>
      <text:p text:style-name="P1">The demo <text:span text:style-name="T3">consists of</text:span> two SuTs, each starts up N pairs sensor-actuator and runs them for 1min. Each sensor produces a value every 5s. Whenever a sensor outputs a value greater than a fixed threshold the corresponding actuator is signaled. Three seconds after an actuator is signaled, it triggers a response. One SuT behaves correctly in the sense that sensor-i signals actuator-i while the other SuT links sensor-i to actuator-<text:span text:style-name="T21">(</text:span>i mod C<text:span text:style-name="T21">)</text:span> where C is the capacity of the SuT.</text:p>
      <text:p text:style-name="P1">The goal of this demo is to showcase the EMS capabilities in assessing the correct behavior of the SuTs.</text:p>
      <text:h text:style-name="P7" text:outline-level="3">Detailed <text:span text:style-name="T1">description</text:span></text:h>
      <text:list xml:id="list559939166737428374" text:style-name="L3">
        <text:list-item>
          <text:p text:style-name="P2">A SuT is started up. The capacity of the SuT and the threshold are read from environment variables. The SuT registers itself with the EDS module and asks for n sensors and n actuators. It subscribes to all sensor and actuators. Every time a sensor produces a value, the SuT forwards it to the EMS. If this value is greater than the threshold, it signals the actuator. Every time an actuator triggers, the SuT notifies the EMS.</text:p>
        </text:list-item>
        <text:list-item>
          <text:p text:style-name="P2">The Tjob reads the number of pairs sensor-actuator to monitor from an environment variable, prepares the definitions of monitoring machines, and deploys them to an instance of EMS. After that, it only waits for a verdict from the EMS.</text:p>
        </text:list-item>
        <text:list-item>
          <text:p text:style-name="P3"><text:span text:style-name="T2">The monitoring machines listen to events from the SuT and calculates the time differences between events. It monitors in real time that for every i, sensor-i produces a value every 5s </text:span>± <text:span text:style-name="T3">1s and that actuator-i triggers once and only after 3s </text:span>± <text:span text:style-name="T3">1s after sensor-i had read a value greater than the threshold. Any violation is immediately reported to the TJob and the SuT is shut down. </text:span></text:p>
        </text:list-item>
      </text:list>
      <text:h text:style-name="P7" text:outline-level="3">Execution walk-through</text:h>
      <text:list xml:id="list4326731100282021161" text:style-name="L6">
        <text:list-item>
          <text:p text:style-name="P5"><text:bookmark text:name="docs-internal-guid-c4adff2a-7fff-082a-554a-63c5d780f508"/><text:span text:style-name="T16">Note that the stampers and machines </text:span><text:span text:style-name="T17">deployed by the Tjob are</text:span><text:span text:style-name="T16"> described in files stamper</text:span><text:span text:style-name="T17">s</text:span><text:span text:style-name="T16">.txt and </text:span><text:span text:style-name="T17">monitoring_machines</text:span><text:span text:style-name="T16">.txt (no need to read this now)</text:span></text:p>
        </text:list-item>
        <text:list-item>
          <text:p text:style-name="P5"><text:span text:style-name="T17">Pick a TJob to start (they are the same, but they start the corresponding SuT - </text:span><text:span text:style-name="T19">good</text:span><text:span text:style-name="T17"> or </text:span><text:span text:style-name="T19">evil</text:span><text:span text:style-name="T17">)</text:span></text:p>
        </text:list-item>
        <text:list-item>
          <text:p text:style-name="P5"><text:span text:style-name="T17">Fill in the environment variables. </text:span><text:span text:style-name="T16">Click on Play</text:span></text:p>
        </text:list-item>
        <text:list-item>
          <text:p text:style-name="P6"><text:span text:style-name="T16">A successful test must show in the Tjob log a j-son object with an entry “testCorrect: true”. Notice that a test should fail </text:span><text:span text:style-name="T20">ONLY</text:span><text:span text:style-name="T16"> if the </text:span><text:span text:style-name="T18">evil</text:span><text:span text:style-name="T16"> SuT is chosen and the number of pairs is greater than the capacity.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Danielsson</meta:initial-creator>
    <meta:creation-date>2019-11-29T13:12:47.618810581</meta:creation-date>
    <dc:date>2019-11-29T14:04:35.160341352</dc:date>
    <dc:creator>Luis Danielsson</dc:creator>
    <meta:editing-duration>PT5M13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1" meta:paragraph-count="14" meta:word-count="417" meta:character-count="2362" meta:non-whitespace-character-count="1965"/>
  </office:meta>
</office:document-meta>
</file>